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774cm"/>
    </style:style>
    <style:style style:name="co2" style:family="table-column">
      <style:table-column-properties fo:break-before="auto" style:column-width="3.339cm"/>
    </style:style>
    <style:style style:name="co3" style:family="table-column">
      <style:table-column-properties fo:break-before="auto" style:column-width="20.29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justify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rogramming&quot;;&quot;Biology&quot;;&quot;Operating Systems&quot;;&quot;Websites&quot;;&quot;Hardware&quot;;&quot;AI&quot;;&quot;Math&quot;;&quot;Science&quot;;&quot;Apps&quot;)" table:allow-empty-cell="true" table:display-list="unsorted" table:base-cell-address="Sheet1.B1">
          <table:error-message table:message-type="stop" table:display="true"/>
        </table:content-validation>
        <table:content-validation table:name="val2" table:condition="of:cell-content-is-in-list(&quot;Programming&quot;;&quot;Operating Systems&quot;;&quot;Websites&quot;;&quot;Hardware&quot;;&quot;Software&quot;;&quot;AI&quot;;&quot;Science&quot;;&quot;Lifehack&quot;)" table:allow-empty-cell="true" table:display-list="unsorted" table:base-cell-address="Sheet1.B10">
          <table:error-message table:message-type="stop" table:display="true"/>
        </table:content-validation>
        <table:content-validation table:name="val3" table:condition="of:cell-content-is-whole-number() and cell-content-is-between(0,10)" table:allow-empty-cell="true" table:base-cell-address="Sheet1.D11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4"/>
        <table:table-column table:style-name="co4" table:default-cell-style-name="Default"/>
        <table:table-row table:style-name="ro1">
          <table:table-cell office:value-type="string" calcext:value-type="string">
            <text:p>Title</text:p>
          </table:table-cell>
          <table:table-cell table:content-validation-name="val2" office:value-type="string" calcext:value-type="string">
            <text:p>Category</text:p>
          </table:table-cell>
          <table:table-cell table:style-name="ce4" office:value-type="string" calcext:value-type="string">
            <text:p>Link</text:p>
          </table:table-cell>
          <table:table-cell table:content-validation-name="val3" office:value-type="string" calcext:value-type="string">
            <text:p>Interest_Rating</text:p>
          </table:table-cell>
          <table:table-cell table:style-name="ce6" office:value-type="string" calcext:value-type="string">
            <text:p>Is_Fake_News</text:p>
          </table:table-cell>
        </table:table-row>
        <table:table-row table:style-name="ro1">
          <table:table-cell office:value-type="string" calcext:value-type="string">
            <text:p>My thoughts on Python in Excel</text:p>
          </table:table-cell>
          <table:table-cell table:content-validation-name="val2" office:value-type="string" calcext:value-type="string">
            <text:p>Programming</text:p>
          </table:table-cell>
          <table:table-cell office:value-type="string" calcext:value-type="string">
            <text:p><text:a xlink:href="https://www.xlwings.org/blog/my-thoughts-on-python-in-exce" xlink:type="simple">https://www.xlwings.org/blog/my-thoughts-on-python-in-exce</text:a></text:p>
          </table:table-cell>
          <table:table-cell table:content-validation-name="val3" office:value-type="float" office:value="6" calcext:value-type="float">
            <text:p>6</text:p>
          </table:table-cell>
          <table:table-cell table:style-name="ce6"/>
        </table:table-row>
        <table:table-row table:style-name="ro1">
          <table:table-cell office:value-type="string" calcext:value-type="string">
            <text:p>Fungus breaks down ocean plastic</text:p>
          </table:table-cell>
          <table:table-cell table:content-validation-name="val2" office:value-type="string" calcext:value-type="string">
            <text:p>Science</text:p>
          </table:table-cell>
          <table:table-cell office:value-type="string" calcext:value-type="string">
            <text:p><text:a xlink:href="https://www.nioz.nl/en/news/fungus-breaks-down-ocean-plastic" xlink:type="simple">https://www.nioz.nl/en/news/fungus-breaks-down-ocean-plastic</text:a></text:p>
          </table:table-cell>
          <table:table-cell table:content-validation-name="val3" office:value-type="float" office:value="8" calcext:value-type="float">
            <text:p>8</text:p>
          </table:table-cell>
          <table:table-cell table:style-name="ce6"/>
        </table:table-row>
        <table:table-row table:style-name="ro2">
          <table:table-cell office:value-type="string" calcext:value-type="string">
            <text:p>Microsoft to delay release of Recall AI feature on security concerns</text:p>
          </table:table-cell>
          <table:table-cell table:content-validation-name="val2" office:value-type="string" calcext:value-type="string">
            <text:p>Operating Systems</text:p>
          </table:table-cell>
          <table:table-cell office:value-type="string" calcext:value-type="string">
            <text:p><text:a xlink:href="https://www.reuters.com/technology/artificial-intelligence/microsoft-delay-release-recall-ai-feature-security-concerns-2024-06-14/" xlink:type="simple">https://www.reuters.com/technology/artificial-intelligence/microsoft-delay-release-recall-ai-feature-security-concerns-2024-06-14/</text:a></text:p>
          </table:table-cell>
          <table:table-cell table:content-validation-name="val3" office:value-type="float" office:value="6" calcext:value-type="float">
            <text:p>6</text:p>
          </table:table-cell>
          <table:table-cell table:style-name="ce6"/>
        </table:table-row>
        <table:table-row table:style-name="ro1">
          <table:table-cell office:value-type="string" calcext:value-type="string">
            <text:p>Scan HTML faster with SIMD instructions – Chrome edition</text:p>
          </table:table-cell>
          <table:table-cell table:content-validation-name="val2" office:value-type="string" calcext:value-type="string">
            <text:p>Websites</text:p>
          </table:table-cell>
          <table:table-cell office:value-type="string" calcext:value-type="string">
            <text:p><text:a xlink:href="https://lemire.me/blog/2024/06/08/scan-html-faster-with-simd-instructions-chrome-edition/" xlink:type="simple">https://lemire.me/blog/2024/06/08/scan-html-faster-with-simd-instructions-chrome-edition/</text:a></text:p>
          </table:table-cell>
          <table:table-cell table:content-validation-name="val3" office:value-type="float" office:value="7" calcext:value-type="float">
            <text:p>7</text:p>
          </table:table-cell>
          <table:table-cell table:style-name="ce6"/>
        </table:table-row>
        <table:table-row table:style-name="ro1">
          <table:table-cell office:value-type="string" calcext:value-type="string">
            <text:p>Show HN: Shpool, a Lightweight Tmux Alternative</text:p>
          </table:table-cell>
          <table:table-cell table:content-validation-name="val2" office:value-type="string" calcext:value-type="string">
            <text:p>Software</text:p>
          </table:table-cell>
          <table:table-cell office:value-type="string" calcext:value-type="string">
            <text:p><text:a xlink:href="https://github.com/shell-pool/shpool" xlink:type="simple">https://github.com/shell-pool/shpool</text:a></text:p>
          </table:table-cell>
          <table:table-cell table:content-validation-name="val3" office:value-type="float" office:value="6" calcext:value-type="float">
            <text:p>6</text:p>
          </table:table-cell>
          <table:table-cell table:style-name="ce6"/>
        </table:table-row>
        <table:table-row table:style-name="ro1">
          <table:table-cell office:value-type="string" calcext:value-type="string">
            <text:p>ASML Aims for Hyper-NA EUV, Shrinking Chip Limits 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<text:a xlink:href="https://www.eetimes.com/asml-aims-for-hyper-na-euv-shrinking-chip-limits" xlink:type="simple">https://www.eetimes.com/asml-aims-for-hyper-na-euv-shrinking-chip-limits</text:a></text:p>
          </table:table-cell>
          <table:table-cell table:content-validation-name="val3" office:value-type="float" office:value="4" calcext:value-type="float">
            <text:p>4</text:p>
          </table:table-cell>
          <table:table-cell table:style-name="ce6"/>
        </table:table-row>
        <table:table-row table:style-name="ro1">
          <table:table-cell office:value-type="string" calcext:value-type="string">
            <text:p>Brew-Nix: a flake automatically packaging all homebrew casks</text:p>
          </table:table-cell>
          <table:table-cell table:content-validation-name="val2" office:value-type="string" calcext:value-type="string">
            <text:p>Operating Systems</text:p>
          </table:table-cell>
          <table:table-cell office:value-type="string" calcext:value-type="string">
            <text:p><text:a xlink:href="https://discourse.nixos.org/t/brew-nix-a-flake-automatically-packaging-all-homebrew-casks/44880" xlink:type="simple">https://discourse.nixos.org/t/brew-nix-a-flake-automatically-packaging-all-homebrew-casks/44880</text:a></text:p>
          </table:table-cell>
          <table:table-cell table:content-validation-name="val3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office:value-type="string" calcext:value-type="string">
            <text:p>Progressive Web Apps (PWAs) Phishing</text:p>
          </table:table-cell>
          <table:table-cell table:content-validation-name="val2" office:value-type="string" calcext:value-type="string">
            <text:p>Websites</text:p>
          </table:table-cell>
          <table:table-cell office:value-type="string" calcext:value-type="string">
            <text:p><text:a xlink:href="https://mrd0x.com/progressive-web-apps-pwa-phishing" xlink:type="simple">https://mrd0x.com/progressive-web-apps-pwa-phishing</text:a></text:p>
          </table:table-cell>
          <table:table-cell table:content-validation-name="val3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office:value-type="string" calcext:value-type="string">
            <text:p>Show HN: Paramount – Human Evals of AI Customer Support</text:p>
          </table:table-cell>
          <table:table-cell table:content-validation-name="val2" office:value-type="string" calcext:value-type="string">
            <text:p>AI</text:p>
          </table:table-cell>
          <table:table-cell office:value-type="string" calcext:value-type="string">
            <text:p><text:a xlink:href="https://github.com/ask-fini/paramount" xlink:type="simple">https://github.com/ask-fini/paramount</text:a></text:p>
          </table:table-cell>
          <table:table-cell table:content-validation-name="val3" office:value-type="float" office:value="8" calcext:value-type="float">
            <text:p>8</text:p>
          </table:table-cell>
          <table:table-cell table:style-name="ce6"/>
        </table:table-row>
        <table:table-row table:style-name="ro1">
          <table:table-cell office:value-type="string" calcext:value-type="string">
            <text:p>Designing a website without 404s</text:p>
          </table:table-cell>
          <table:table-cell table:content-validation-name="val2" office:value-type="string" calcext:value-type="string">
            <text:p>Websites</text:p>
          </table:table-cell>
          <table:table-cell office:value-type="string" calcext:value-type="string">
            <text:p><text:a xlink:href="https://pillser.com/engineering/2024-06-10-website-without-404s" xlink:type="simple">https://pillser.com/engineering/2024-06-10-website-without-404s</text:a></text:p>
          </table:table-cell>
          <table:table-cell table:content-validation-name="val3" office:value-type="float" office:value="7" calcext:value-type="float">
            <text:p>7</text:p>
          </table:table-cell>
          <table:table-cell table:style-name="ce6"/>
        </table:table-row>
        <table:table-row table:style-name="ro1">
          <table:table-cell office:value-type="string" calcext:value-type="string">
            <text:p>Luma AI Dream Machine</text:p>
          </table:table-cell>
          <table:table-cell table:content-validation-name="val2" office:value-type="string" calcext:value-type="string">
            <text:p>AI</text:p>
          </table:table-cell>
          <table:table-cell office:value-type="string" calcext:value-type="string">
            <text:p><text:a xlink:href="https://lumalabs.ai/dream-machine" xlink:type="simple">https://lumalabs.ai/dream-machine</text:a></text:p>
          </table:table-cell>
          <table:table-cell table:content-validation-name="val3" office:value-type="float" office:value="7" calcext:value-type="float">
            <text:p>7</text:p>
          </table:table-cell>
          <table:table-cell table:style-name="ce6"/>
        </table:table-row>
        <table:table-row table:style-name="ro1">
          <table:table-cell office:value-type="string" calcext:value-type="string">
            <text:p>Solving Probabilistic Tic-Tac-Toe</text:p>
          </table:table-cell>
          <table:table-cell table:content-validation-name="val2" office:value-type="string" calcext:value-type="string">
            <text:p>Programming</text:p>
          </table:table-cell>
          <table:table-cell office:value-type="string" calcext:value-type="string">
            <text:p><text:a xlink:href="https://louisabraham.github.io/articles/probabilistic-tic-tac-toe" xlink:type="simple">https://louisabraham.github.io/articles/probabilistic-tic-tac-toe</text:a></text:p>
          </table:table-cell>
          <table:table-cell table:content-validation-name="val3" office:value-type="float" office:value="7" calcext:value-type="float">
            <text:p>7</text:p>
          </table:table-cell>
          <table:table-cell table:style-name="ce6"/>
        </table:table-row>
        <table:table-row table:style-name="ro1">
          <table:table-cell office:value-type="string" calcext:value-type="string">
            <text:p>Lamini Memory Tuning: 10x Fewer Hallucinations</text:p>
          </table:table-cell>
          <table:table-cell table:content-validation-name="val2" office:value-type="string" calcext:value-type="string">
            <text:p>AI</text:p>
          </table:table-cell>
          <table:table-cell office:value-type="string" calcext:value-type="string">
            <text:p><text:a xlink:href="https://www.lamini.ai/blog/lamini-memory-tuning" xlink:type="simple">https://www.lamini.ai/blog/lamini-memory-tuning</text:a></text:p>
          </table:table-cell>
          <table:table-cell table:content-validation-name="val3" office:value-type="float" office:value="8" calcext:value-type="float">
            <text:p>8</text:p>
          </table:table-cell>
          <table:table-cell table:style-name="ce6"/>
        </table:table-row>
        <table:table-row table:style-name="ro2">
          <table:table-cell office:value-type="string" calcext:value-type="string">
            <text:p>AMD CEO Lisa Su reminisces about designing the PS3's infamous Cell processor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<text:a xlink:href="https://www.tomshardware.com/tech-industry/amd-ceo-lisa-su-reminisces-on-helping-design-the-ps3s-infamous-cell-processor-at-ibm" xlink:type="simple">https://www.tomshardware.com/tech-industry/amd-ceo-lisa-su-reminisces-on-helping-design-the-ps3s-infamous-cell-processor-at-ibm</text:a></text:p>
          </table:table-cell>
          <table:table-cell table:content-validation-name="val3" office:value-type="float" office:value="6" calcext:value-type="float">
            <text:p>6</text:p>
          </table:table-cell>
          <table:table-cell table:style-name="ce6"/>
        </table:table-row>
        <table:table-row table:style-name="ro1">
          <table:table-cell office:value-type="string" calcext:value-type="string">
            <text:p>React 19 Breaks Async Composability</text:p>
          </table:table-cell>
          <table:table-cell table:content-validation-name="val2" office:value-type="string" calcext:value-type="string">
            <text:p>Websites</text:p>
          </table:table-cell>
          <table:table-cell office:value-type="string" calcext:value-type="string">
            <text:p><text:a xlink:href="https://github.com/facebook/react/pull/26380" xlink:type="simple">https://github.com/facebook/react/pull/26380</text:a></text:p>
          </table:table-cell>
          <table:table-cell table:content-validation-name="val3" office:value-type="float" office:value="9" calcext:value-type="float">
            <text:p>9</text:p>
          </table:table-cell>
          <table:table-cell table:style-name="ce6"/>
        </table:table-row>
        <table:table-row table:style-name="ro1">
          <table:table-cell office:value-type="string" calcext:value-type="string">
            <text:p>Encodings for flattened heap values</text:p>
          </table:table-cell>
          <table:table-cell table:content-validation-name="val2" office:value-type="string" calcext:value-type="string">
            <text:p>Programming</text:p>
          </table:table-cell>
          <table:table-cell office:value-type="string" calcext:value-type="string">
            <text:p><text:a xlink:href="https://cr.openjdk.org/~jrose/values/flattened-values.html" xlink:type="simple">https://cr.openjdk.org/~jrose/values/flattened-values.html</text:a></text:p>
          </table:table-cell>
          <table:table-cell table:content-validation-name="val3" office:value-type="float" office:value="6" calcext:value-type="float">
            <text:p>6</text:p>
          </table:table-cell>
          <table:table-cell table:style-name="ce6"/>
        </table:table-row>
        <table:table-row table:style-name="ro1">
          <table:table-cell office:value-type="string" calcext:value-type="string">
            <text:p>Lambda Calculus Interpreter</text:p>
          </table:table-cell>
          <table:table-cell table:content-validation-name="val2" office:value-type="string" calcext:value-type="string">
            <text:p>Software</text:p>
          </table:table-cell>
          <table:table-cell office:value-type="string" calcext:value-type="string">
            <text:p><text:a xlink:href="https://lambda-calculus-interpreter.netlify.app/?term=(λt.%20t%20t%20(λh%20f%20n.%20n%20h%20f%20n)%20t%20t%20t)%20(λf%20x.%20f%20(f%20x))" xlink:type="simple">https://lambda-calculus-interpreter.netlify.app/?term=(%CE%BBt.%20t%20t%20(%CE%BBh%20f%20n.%20n%20h%20f%20n)%20t%20t%20t)%20(%CE%BBf%20x.%20f%20(f%20x))</text:a></text:p>
          </table:table-cell>
          <table:table-cell table:content-validation-name="val3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office:value-type="string" calcext:value-type="string">
            <text:p>Indian startup 3D prints rocket engine in 72 hours</text:p>
          </table:table-cell>
          <table:table-cell table:content-validation-name="val2" office:value-type="string" calcext:value-type="string">
            <text:p>Science</text:p>
          </table:table-cell>
          <table:table-cell office:value-type="string" calcext:value-type="string">
            <text:p><text:a xlink:href="https://spectrum.ieee.org/3d-printed-rocket" xlink:type="simple">https://spectrum.ieee.org/3d-printed-rocket</text:a></text:p>
          </table:table-cell>
          <table:table-cell table:content-validation-name="val3" office:value-type="float" office:value="8" calcext:value-type="float">
            <text:p>8</text:p>
          </table:table-cell>
          <table:table-cell table:style-name="ce6"/>
        </table:table-row>
        <table:table-row table:style-name="ro1">
          <table:table-cell table:content-validation-name="val1" office:value-type="string" calcext:value-type="string">
            <text:p>I Found a 55 Year Old Bug in the First Lunar Lander Game</text:p>
          </table:table-cell>
          <table:table-cell table:content-validation-name="val2" office:value-type="string" calcext:value-type="string">
            <text:p>Programming</text:p>
          </table:table-cell>
          <table:table-cell office:value-type="string" calcext:value-type="string">
            <text:p><text:a xlink:href="https://martincmartin.com/2024/06/14/how-i-found-a-55-year-old-bug-in-the-first-lunar-lander-game/" xlink:type="simple">https://martincmartin.com/2024/06/14/how-i-found-a-55-year-old-bug-in-the-first-lunar-lander-game/</text:a></text:p>
          </table:table-cell>
          <table:table-cell table:content-validation-name="val3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icrosoft's Recall AI feature is now indefinitely delayed</text:p>
          </table:table-cell>
          <table:table-cell table:content-validation-name="val2" office:value-type="string" calcext:value-type="string">
            <text:p>Operating Systems</text:p>
          </table:table-cell>
          <table:table-cell office:value-type="string" calcext:value-type="string">
            <text:p><text:a xlink:href="https://blogs.windows.com/windowsexperience/2024/06/07/update-on-the-recall-preview-feature-for-copilot-pcs/" xlink:type="simple">https://blogs.windows.com/windowsexperience/2024/06/07/update-on-the-recall-preview-feature-for-copilot-pcs/</text:a></text:p>
          </table:table-cell>
          <table:table-cell table:content-validation-name="val3" office:value-type="float" office:value="6" calcext:value-type="float">
            <text:p>6</text:p>
          </table:table-cell>
          <table:table-cell/>
        </table:table-row>
        <table:table-row table:style-name="ro2">
          <table:table-cell table:content-validation-name="val1" office:value-type="string" calcext:value-type="string">
            <text:p>Nvidia Warp: A Python framework for high performance GPU simulation and graphics</text:p>
          </table:table-cell>
          <table:table-cell table:content-validation-name="val2" office:value-type="string" calcext:value-type="string">
            <text:p>Programming</text:p>
          </table:table-cell>
          <table:table-cell office:value-type="string" calcext:value-type="string">
            <text:p><text:a xlink:href="https://github.com/NVIDIA/warp" xlink:type="simple">https://github.com/NVIDIA/warp</text:a></text:p>
          </table:table-cell>
          <table:table-cell table:content-validation-name="val3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st of self hosting Llama-3 8B-Instruct</text:p>
          </table:table-cell>
          <table:table-cell table:content-validation-name="val2" office:value-type="string" calcext:value-type="string">
            <text:p>AI</text:p>
          </table:table-cell>
          <table:table-cell office:value-type="string" calcext:value-type="string">
            <text:p><text:a xlink:href="https://blog.lytix.co/posts/self-hosting-llama-3" xlink:type="simple">https://blog.lytix.co/posts/self-hosting-llama-3</text:a></text:p>
          </table:table-cell>
          <table:table-cell table:content-validation-name="val3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ffect – Build robust apps in TypeScript</text:p>
          </table:table-cell>
          <table:table-cell table:content-validation-name="val2" office:value-type="string" calcext:value-type="string">
            <text:p>Programming</text:p>
          </table:table-cell>
          <table:table-cell office:value-type="string" calcext:value-type="string">
            <text:p><text:a xlink:href="https://effect.website/" xlink:type="simple">https://effect.website/</text:a></text:p>
          </table:table-cell>
          <table:table-cell table:content-validation-name="val3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tart presentations on the second slide</text:p>
          </table:table-cell>
          <table:table-cell table:content-validation-name="val2" office:value-type="string" calcext:value-type="string">
            <text:p>Lifehack</text:p>
          </table:table-cell>
          <table:table-cell office:value-type="string" calcext:value-type="string">
            <text:p><text:a xlink:href="https://tidyfirst.substack.com/p/start-presentations-on-the-second" xlink:type="simple">https://tidyfirst.substack.com/p/start-presentations-on-the-second</text:a></text:p>
          </table:table-cell>
          <table:table-cell table:content-validation-name="val3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ap of forest sounds from around the world</text:p>
          </table:table-cell>
          <table:table-cell table:content-validation-name="val2" office:value-type="string" calcext:value-type="string">
            <text:p>Apps</text:p>
          </table:table-cell>
          <table:table-cell office:value-type="string" calcext:value-type="string">
            <text:p><text:a xlink:href="https://timberfestival.org.uk/soundsoftheforest-soundmap/" xlink:type="simple">https://timberfestival.org.uk/soundsoftheforest-soundmap/</text:a></text:p>
          </table:table-cell>
          <table:table-cell table:content-validation-name="val3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3" table:content-validation-name="val1" office:value-type="string" calcext:value-type="string">
            <text:p>YouTube embeds ads into videos to beat ad blockers</text:p>
          </table:table-cell>
          <table:table-cell table:style-name="Default" table:content-validation-name="val2" office:value-type="string" calcext:value-type="string">
            <text:p>Websites</text:p>
          </table:table-cell>
          <table:table-cell office:value-type="string" calcext:value-type="string">
            <text:p><text:a xlink:href="https://searchengineland.com/youtube-embeds-ads-videos-ad-blockers-443187" xlink:type="simple">https://searchengineland.com/youtube-embeds-ads-videos-ad-blockers-443187</text:a></text:p>
          </table:table-cell>
          <table:table-cell table:content-validation-name="val3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3" table:content-validation-name="val1" office:value-type="string" calcext:value-type="string">
            <text:p>Sleep deprivation disrupts memory</text:p>
          </table:table-cell>
          <table:table-cell table:style-name="Default" table:content-validation-name="val2" office:value-type="string" calcext:value-type="string">
            <text:p>Science</text:p>
          </table:table-cell>
          <table:table-cell office:value-type="string" calcext:value-type="string">
            <text:p><text:a xlink:href="https://www.nature.com/articles/d41586-024-01732-y" xlink:type="simple">https://www.nature.com/articles/d41586-024-01732-y</text:a></text:p>
          </table:table-cell>
          <table:table-cell table:content-validation-name="val3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3" table:content-validation-name="val1" office:value-type="string" calcext:value-type="string">
            <text:p>Dark Software</text:p>
          </table:table-cell>
          <table:table-cell table:style-name="Default" table:content-validation-name="val2" office:value-type="string" calcext:value-type="string">
            <text:p>Software</text:p>
          </table:table-cell>
          <table:table-cell office:value-type="string" calcext:value-type="string">
            <text:p><text:a xlink:href="https://notes.mtb.xyz/p/dark-software" xlink:type="simple">https://notes.mtb.xyz/p/dark-software</text:a></text:p>
          </table:table-cell>
          <table:table-cell table:content-validation-name="val3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3" table:content-validation-name="val1" office:value-type="string" calcext:value-type="string">
            <text:p>The problem with OpenTelemetry</text:p>
          </table:table-cell>
          <table:table-cell table:style-name="Default" table:content-validation-name="val2" office:value-type="string" calcext:value-type="string">
            <text:p>Software</text:p>
          </table:table-cell>
          <table:table-cell office:value-type="string" calcext:value-type="string">
            <text:p><text:a xlink:href="https://cra.mr/the-problem-with-otel/" xlink:type="simple">https://cra.mr/the-problem-with-otel/</text:a></text:p>
          </table:table-cell>
          <table:table-cell table:content-validation-name="val3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urning the Tables on AI </text:p>
          </table:table-cell>
          <table:table-cell table:content-validation-name="val2" office:value-type="string" calcext:value-type="string">
            <text:p>AI</text:p>
          </table:table-cell>
          <table:table-cell office:value-type="string" calcext:value-type="string">
            <text:p><text:a xlink:href="https://ia.net/topics/turning-the-tables-on-ai" xlink:type="simple">https://ia.net/topics/turning-the-tables-on-ai</text:a></text:p>
          </table:table-cell>
          <table:table-cell table:content-validation-name="val3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Hydra: Generalizing Peephole Optimizations with Program Synthesis [pdf]</text:p>
          </table:table-cell>
          <table:table-cell table:content-validation-name="val2" office:value-type="string" calcext:value-type="string">
            <text:p>Programming</text:p>
          </table:table-cell>
          <table:table-cell office:value-type="string" calcext:value-type="string">
            <text:p><text:a xlink:href="https://users.cs.utah.edu/~regehr/generalization-oopsla24.pdf" xlink:type="simple">https://users.cs.utah.edu/~regehr/generalization-oopsla24.pdf</text:a></text:p>
          </table:table-cell>
          <table:table-cell table:content-validation-name="val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table:content-validation-name="val1" office:value-type="string" calcext:value-type="string">
            <text:p>Vercel ends open-source sponsorship program giving projects 24hr notice</text:p>
          </table:table-cell>
          <table:table-cell table:style-name="Default" table:content-validation-name="val2" office:value-type="string" calcext:value-type="string">
            <text:p>Websites</text:p>
          </table:table-cell>
          <table:table-cell office:value-type="string" calcext:value-type="string">
            <text:p><text:a xlink:href="https://vercel.com/guides/can-vercel-sponsor-my-open-source-project" xlink:type="simple">https://vercel.com/guides/can-vercel-sponsor-my-open-source-project</text:a></text:p>
          </table:table-cell>
          <table:table-cell table:content-validation-name="val3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3" table:content-validation-name="val1" office:value-type="string" calcext:value-type="string">
            <text:p>Effect of passenger position on crash injury risk in aircraft (2015) [pdf]</text:p>
          </table:table-cell>
          <table:table-cell table:style-name="Default" table:content-validation-name="val2" office:value-type="string" calcext:value-type="string">
            <text:p>Science</text:p>
          </table:table-cell>
          <table:table-cell office:value-type="string" calcext:value-type="string">
            <text:p><text:a xlink:href="https://www.tc.faa.gov/its/worldpac/techrpt/am15-17.pdf" xlink:type="simple">https://www.tc.faa.gov/its/worldpac/techrpt/am15-17.pdf</text:a></text:p>
          </table:table-cell>
          <table:table-cell table:content-validation-name="val3" office:value-type="float" office:value="6" calcext:value-type="float">
            <text:p>6</text:p>
          </table:table-cell>
          <table:table-cell/>
        </table:table-row>
        <table:table-row table:style-name="ro1" table:number-rows-repeated="1048541">
          <table:table-cell/>
          <table:table-cell table:content-validation-name="val2"/>
          <table:table-cell/>
          <table:table-cell table:content-validation-name="val3"/>
          <table:table-cell/>
        </table:table-row>
        <table:table-row table:style-name="ro1">
          <table:table-cell/>
          <table:table-cell table:content-validation-name="val2"/>
          <table:table-cell/>
          <table:table-cell table:content-validation-name="val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4">00.00.0000</text:date>, <text:time style:data-style-name="N2" text:time-value="20:41:51.9799464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08:18:45.780843203</meta:creation-date>
    <dc:date>2024-06-14T20:52:58.327381655</dc:date>
    <meta:editing-duration>PT21M6S</meta:editing-duration>
    <meta:editing-cycles>3</meta:editing-cycles>
    <meta:generator>LibreOffice/24.2.3.2$Linux_X86_64 LibreOffice_project/420$Build-2</meta:generator>
    <meta:document-statistic meta:table-count="1" meta:cell-count="137" meta:object-count="0"/>
  </office:meta>
</office:document-meta>
</file>